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08cm"/>
    </style:style>
    <style:style style:name="co3" style:family="table-column">
      <style:table-column-properties fo:break-before="auto" style:column-width="2.718cm"/>
    </style:style>
    <style:style style:name="co4" style:family="table-column">
      <style:table-column-properties fo:break-before="auto" style:column-width="0.612cm"/>
    </style:style>
    <style:style style:name="co5" style:family="table-column">
      <style:table-column-properties fo:break-before="auto" style:column-width="2.921cm"/>
    </style:style>
    <style:style style:name="co6" style:family="table-column">
      <style:table-column-properties fo:break-before="auto" style:column-width="2.854cm"/>
    </style:style>
    <style:style style:name="co7" style:family="table-column">
      <style:table-column-properties fo:break-before="auto" style:column-width="0.4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2"/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afd095" fo:border="0.74pt solid #000000"/>
    </style:style>
    <style:style style:name="ce9" style:family="table-cell" style:parent-style-name="Default" style:data-style-name="N4">
      <style:table-cell-properties fo:background-color="#ff972f" fo:border="0.74pt solid #000000"/>
    </style:style>
    <style:style style:name="gr1" style:family="graphic">
      <style:graphic-properties draw:stroke="solid" svg:stroke-width="0.1cm" svg:stroke-color="#3465a4" draw:marker-start-width="0.35cm" draw:marker-end-width="0.35cm" draw:fill="none" draw:textarea-horizontal-align="center" draw:textarea-vertical-align="middle" fo:padding-top="0.05cm" fo:padding-bottom="0.05cm" fo:padding-left="0.05cm" fo:padding-right="0.05cm" draw:ole-draw-aspect="1"/>
      <style:paragraph-properties fo:text-align="center"/>
    </style:style>
    <style:style style:name="gr2" style:family="graphic">
      <style:graphic-properties draw:stroke="solid" svg:stroke-width="0.1cm" draw:marker-start-width="0.35cm" draw:marker-end-width="0.35cm" draw:fill="none" draw:textarea-horizontal-align="center" draw:textarea-vertical-align="middle" fo:padding-top="0.05cm" fo:padding-bottom="0.05cm" fo:padding-left="0.05cm" fo:padding-right="0.05cm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 =10 kOhm" table:style-name="ta1">
        <table:shapes>
          <draw:frame draw:z-index="0" draw:style-name="gr1" draw:text-style-name="P1" svg:width="13.82cm" svg:height="10.188cm" svg:x="9.624cm" svg:y="0.202cm">
            <draw:object draw:notify-on-update-of-ranges="'R =10 kOhm'.B2:'R =10 kOhm'.B23 'R =10 kOhm'.C1:'R =10 kOhm'.C1 'R =10 kOhm'.C2:'R =10 kOhm'.C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1" svg:width="13.844cm" svg:height="7.79cm" svg:x="9.603cm" svg:y="10.814cm">
            <draw:object draw:notify-on-update-of-ranges="'R =10 kOhm'.B2:'R =10 kOhm'.B23 'R =10 kOhm'.D1:'R =10 kOhm'.D1 'R =10 kOhm'.D2:'R =10 kOhm'.D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3" table:default-cell-style-name="ce6"/>
        <table:table-column table:style-name="co1" table:number-columns-repeated="16380" table:default-cell-style-name="Default"/>
        <table:table-row table:style-name="ro1">
          <table:table-cell table:style-name="ce2" office:value-type="string" calcext:value-type="string">
            <text:p>k</text:p>
          </table:table-cell>
          <table:table-cell table:style-name="ce4" office:value-type="string" calcext:value-type="string">
            <text:p>V / V</text:p>
          </table:table-cell>
          <table:table-cell table:style-name="ce4" office:value-type="string" calcext:value-type="string">
            <text:p>I / uA</text:p>
          </table:table-cell>
          <table:table-cell table:style-name="ce4" office:value-type="string" calcext:value-type="string">
            <text:p>P / uW</text:p>
          </table:table-cell>
          <table:table-cell table:style-name="ce2"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B2]*[.C2]" office:value-type="float" office:value="0" calcext:value-type="float">
            <text:p>0.00</text:p>
          </table:table-cell>
          <table:table-cell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41" calcext:value-type="float">
            <text:p>0.34</text:p>
          </table:table-cell>
          <table:table-cell office:value-type="float" office:value="34.1" calcext:value-type="float">
            <text:p>34.10</text:p>
          </table:table-cell>
          <table:table-cell table:formula="of:=[.B3]*[.C3]" office:value-type="float" office:value="11.6281" calcext:value-type="float">
            <text:p>11.63</text:p>
          </table:table-cell>
          <table:table-cell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29" calcext:value-type="float">
            <text:p>0.63</text:p>
          </table:table-cell>
          <table:table-cell office:value-type="float" office:value="62.9" calcext:value-type="float">
            <text:p>62.90</text:p>
          </table:table-cell>
          <table:table-cell table:formula="of:=[.B4]*[.C4]" office:value-type="float" office:value="39.5641" calcext:value-type="float">
            <text:p>39.56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99" calcext:value-type="float">
            <text:p>1.00</text:p>
          </table:table-cell>
          <table:table-cell office:value-type="float" office:value="99.9" calcext:value-type="float">
            <text:p>99.90</text:p>
          </table:table-cell>
          <table:table-cell table:formula="of:=[.B5]*[.C5]" office:value-type="float" office:value="99.8001" calcext:value-type="float">
            <text:p>99.80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577" calcext:value-type="float">
            <text:p>1.58</text:p>
          </table:table-cell>
          <table:table-cell office:value-type="float" office:value="157.8" calcext:value-type="float">
            <text:p>157.80</text:p>
          </table:table-cell>
          <table:table-cell table:formula="of:=[.B6]*[.C6]" office:value-type="float" office:value="248.8506" calcext:value-type="float">
            <text:p>248.85</text:p>
          </table:table-cell>
          <table:table-cell table:number-columns-repeated="1638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062" calcext:value-type="float">
            <text:p>2.06</text:p>
          </table:table-cell>
          <table:table-cell office:value-type="float" office:value="206.3" calcext:value-type="float">
            <text:p>206.30</text:p>
          </table:table-cell>
          <table:table-cell table:formula="of:=[.B7]*[.C7]" office:value-type="float" office:value="425.3906" calcext:value-type="float">
            <text:p>425.39</text:p>
          </table:table-cell>
          <table:table-cell table:number-columns-repeated="1638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47" calcext:value-type="float">
            <text:p>2.47</text:p>
          </table:table-cell>
          <table:table-cell office:value-type="float" office:value="246" calcext:value-type="float">
            <text:p>246.00</text:p>
          </table:table-cell>
          <table:table-cell table:formula="of:=[.B8]*[.C8]" office:value-type="float" office:value="607.62" calcext:value-type="float">
            <text:p>607.62</text:p>
          </table:table-cell>
          <table:table-cell table:number-columns-repeated="1638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06" calcext:value-type="float">
            <text:p>3.06</text:p>
          </table:table-cell>
          <table:table-cell office:value-type="float" office:value="306" calcext:value-type="float">
            <text:p>306.00</text:p>
          </table:table-cell>
          <table:table-cell table:formula="of:=[.B9]*[.C9]" office:value-type="float" office:value="936.36" calcext:value-type="float">
            <text:p>936.36</text:p>
          </table:table-cell>
          <table:table-cell table:number-columns-repeated="1638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55" calcext:value-type="float">
            <text:p>3.55</text:p>
          </table:table-cell>
          <table:table-cell office:value-type="float" office:value="355" calcext:value-type="float">
            <text:p>355.00</text:p>
          </table:table-cell>
          <table:table-cell table:formula="of:=[.B10]*[.C10]" office:value-type="float" office:value="1260.25" calcext:value-type="float">
            <text:p>1260.25</text:p>
          </table:table-cell>
          <table:table-cell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02" calcext:value-type="float">
            <text:p>4.02</text:p>
          </table:table-cell>
          <table:table-cell office:value-type="float" office:value="401" calcext:value-type="float">
            <text:p>401.00</text:p>
          </table:table-cell>
          <table:table-cell table:formula="of:=[.B11]*[.C11]" office:value-type="float" office:value="1612.02" calcext:value-type="float">
            <text:p>1612.02</text:p>
          </table:table-cell>
          <table:table-cell table:number-columns-repeated="1638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.53" calcext:value-type="float">
            <text:p>4.53</text:p>
          </table:table-cell>
          <table:table-cell office:value-type="float" office:value="453" calcext:value-type="float">
            <text:p>453.00</text:p>
          </table:table-cell>
          <table:table-cell table:formula="of:=[.B12]*[.C12]" office:value-type="float" office:value="2052.09" calcext:value-type="float">
            <text:p>2052.09</text:p>
          </table:table-cell>
          <table:table-cell table:number-columns-repeated="1638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.04" calcext:value-type="float">
            <text:p>5.04</text:p>
          </table:table-cell>
          <table:table-cell office:value-type="float" office:value="504" calcext:value-type="float">
            <text:p>504.00</text:p>
          </table:table-cell>
          <table:table-cell table:formula="of:=[.B13]*[.C13]" office:value-type="float" office:value="2540.16" calcext:value-type="float">
            <text:p>2540.16</text:p>
          </table:table-cell>
          <table:table-cell table:number-columns-repeated="1638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.5" calcext:value-type="float">
            <text:p>5.50</text:p>
          </table:table-cell>
          <table:table-cell office:value-type="float" office:value="550" calcext:value-type="float">
            <text:p>550.00</text:p>
          </table:table-cell>
          <table:table-cell table:formula="of:=[.B14]*[.C14]" office:value-type="float" office:value="3025" calcext:value-type="float">
            <text:p>3025.00</text:p>
          </table:table-cell>
          <table:table-cell table:number-columns-repeated="1638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.01" calcext:value-type="float">
            <text:p>6.01</text:p>
          </table:table-cell>
          <table:table-cell office:value-type="float" office:value="601" calcext:value-type="float">
            <text:p>601.00</text:p>
          </table:table-cell>
          <table:table-cell table:formula="of:=[.B15]*[.C15]" office:value-type="float" office:value="3612.01" calcext:value-type="float">
            <text:p>3612.01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.56" calcext:value-type="float">
            <text:p>6.56</text:p>
          </table:table-cell>
          <table:table-cell office:value-type="float" office:value="656" calcext:value-type="float">
            <text:p>656.00</text:p>
          </table:table-cell>
          <table:table-cell table:formula="of:=[.B16]*[.C16]" office:value-type="float" office:value="4303.36" calcext:value-type="float">
            <text:p>4303.36</text:p>
          </table:table-cell>
          <table:table-cell table:number-columns-repeated="1638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.99" calcext:value-type="float">
            <text:p>6.99</text:p>
          </table:table-cell>
          <table:table-cell office:value-type="float" office:value="699" calcext:value-type="float">
            <text:p>699.00</text:p>
          </table:table-cell>
          <table:table-cell table:formula="of:=[.B17]*[.C17]" office:value-type="float" office:value="4886.01" calcext:value-type="float">
            <text:p>4886.01</text:p>
          </table:table-cell>
          <table:table-cell table:number-columns-repeated="1638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.58" calcext:value-type="float">
            <text:p>7.58</text:p>
          </table:table-cell>
          <table:table-cell office:value-type="float" office:value="758" calcext:value-type="float">
            <text:p>758.00</text:p>
          </table:table-cell>
          <table:table-cell table:formula="of:=[.B18]*[.C18]" office:value-type="float" office:value="5745.64" calcext:value-type="float">
            <text:p>5745.64</text:p>
          </table:table-cell>
          <table:table-cell table:number-columns-repeated="1638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.98" calcext:value-type="float">
            <text:p>7.98</text:p>
          </table:table-cell>
          <table:table-cell office:value-type="float" office:value="799" calcext:value-type="float">
            <text:p>799.00</text:p>
          </table:table-cell>
          <table:table-cell table:formula="of:=[.B19]*[.C19]" office:value-type="float" office:value="6376.02" calcext:value-type="float">
            <text:p>6376.02</text:p>
          </table:table-cell>
          <table:table-cell table:number-columns-repeated="1638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.48" calcext:value-type="float">
            <text:p>8.48</text:p>
          </table:table-cell>
          <table:table-cell office:value-type="float" office:value="849" calcext:value-type="float">
            <text:p>849.00</text:p>
          </table:table-cell>
          <table:table-cell table:formula="of:=[.B20]*[.C20]" office:value-type="float" office:value="7199.52" calcext:value-type="float">
            <text:p>7199.52</text:p>
          </table:table-cell>
          <table:table-cell table:number-columns-repeated="1638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.01" calcext:value-type="float">
            <text:p>9.01</text:p>
          </table:table-cell>
          <table:table-cell office:value-type="float" office:value="902" calcext:value-type="float">
            <text:p>902.00</text:p>
          </table:table-cell>
          <table:table-cell table:formula="of:=[.B21]*[.C21]" office:value-type="float" office:value="8127.02" calcext:value-type="float">
            <text:p>8127.02</text:p>
          </table:table-cell>
          <table:table-cell table:number-columns-repeated="1638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.53" calcext:value-type="float">
            <text:p>9.53</text:p>
          </table:table-cell>
          <table:table-cell office:value-type="float" office:value="954" calcext:value-type="float">
            <text:p>954.00</text:p>
          </table:table-cell>
          <table:table-cell table:formula="of:=[.B22]*[.C22]" office:value-type="float" office:value="9091.62" calcext:value-type="float">
            <text:p>9091.62</text:p>
          </table:table-cell>
          <table:table-cell table:number-columns-repeated="1638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.00</text:p>
          </table:table-cell>
          <table:table-cell office:value-type="float" office:value="1001" calcext:value-type="float">
            <text:p>1001.00</text:p>
          </table:table-cell>
          <table:table-cell table:formula="of:=[.B23]*[.C23]" office:value-type="float" office:value="10010" calcext:value-type="float">
            <text:p>10010.00</text:p>
          </table:table-cell>
          <table:table-cell table:number-columns-repeated="16380"/>
        </table:table-row>
        <table:table-row table:style-name="ro1" table:number-rows-repeated="104855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 = 10 Ohm" table:style-name="ta1">
        <table:shapes>
          <draw:frame draw:z-index="0" draw:style-name="gr2" draw:text-style-name="P1" svg:width="16.01cm" svg:height="9.934cm" svg:x="13.332cm" svg:y="2.571cm">
            <draw:object draw:notify-on-update-of-ranges="'R = 10 Ohm'.A1:'R = 10 Ohm'.A1 'R = 10 Ohm'.A2:'R = 10 Ohm'.A30 'R = 10 Ohm'.B1:'R = 10 Ohm'.B1 'R = 10 Ohm'.B2:'R = 10 Ohm'.B30 'R = 10 Ohm'.D1:'R = 10 Ohm'.D1 'R = 10 Ohm'.D1:'R = 10 Ohm'.D30 'R = 10 Ohm'.A1:'R = 10 Ohm'.A30 'R = 10 Ohm'.E1:'R = 10 Ohm'.E1 'R = 10 Ohm'.E1:'R = 10 Ohm'.E30 'R = 10 Ohm'.A1:'R = 10 Ohm'.A3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V / V</text:p>
          </table:table-cell>
          <table:table-cell office:value-type="string" calcext:value-type="string">
            <text:p>I / mA</text:p>
          </table:table-cell>
          <table:table-cell office:value-type="string" calcext:value-type="string">
            <text:p>P / mW</text:p>
          </table:table-cell>
          <table:table-cell office:value-type="string" calcext:value-type="string">
            <text:p>I_model_1 / mA</text:p>
          </table:table-cell>
          <table:table-cell office:value-type="string" calcext:value-type="string">
            <text:p>t_model_2 / mA</text:p>
          </table:table-cell>
          <table:table-cell/>
          <table:table-cell table:style-name="ce7" office:value-type="string" calcext:value-type="string">
            <text:p>Model 1 Params</text:p>
          </table:table-cell>
          <table:table-cell table:number-columns-repeated="3"/>
          <table:table-cell table:style-name="ce7" office:value-type="string" calcext:value-type="string">
            <text:p>Model 2 Params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.00</text:p>
          </table:table-cell>
          <table:table-cell table:formula="of:=[.A2]*[.B2]" office:value-type="float" office:value="0" calcext:value-type="float">
            <text:p>0.00</text:p>
          </table:table-cell>
          <table:table-cell table:formula="of:=[.$A2]*[.$H$3]+[.$H$2]" office:value-type="float" office:value="0" calcext:value-type="float">
            <text:p>0.00</text:p>
          </table:table-cell>
          <table:table-cell table:formula="of:=[.$A2]*[.$L$3]+[.$L$2]" office:value-type="float" office:value="0" calcext:value-type="float">
            <text:p>0.00</text:p>
          </table:table-cell>
          <table:table-cell/>
          <table:table-cell table:style-name="ce7" office:value-type="string" calcext:value-type="string">
            <text:p>I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mAmps</text:p>
          </table:table-cell>
          <table:table-cell/>
          <table:table-cell table:style-name="ce7" office:value-type="string" calcext:value-type="string">
            <text:p>I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mAmps</text:p>
          </table:table-cell>
        </table:table-row>
        <table:table-row table:style-name="ro1">
          <table:table-cell office:value-type="float" office:value="0.328" calcext:value-type="float">
            <text:p>0.33</text:p>
          </table:table-cell>
          <table:table-cell office:value-type="float" office:value="20.13" calcext:value-type="float">
            <text:p>20.13</text:p>
          </table:table-cell>
          <table:table-cell table:formula="of:=[.A3]*[.B3]" office:value-type="float" office:value="6.60264" calcext:value-type="float">
            <text:p>6.60</text:p>
          </table:table-cell>
          <table:table-cell table:formula="of:=[.$A3]*[.$H$3]+[.$H$2]" office:value-type="float" office:value="20.008" calcext:value-type="float">
            <text:p>20.01</text:p>
          </table:table-cell>
          <table:table-cell table:formula="of:=[.$A3]*[.$L$3]+[.$L$2]" office:value-type="float" office:value="35.096" calcext:value-type="float">
            <text:p>35.10</text:p>
          </table:table-cell>
          <table:table-cell/>
          <table:table-cell table:style-name="ce7" office:value-type="string" calcext:value-type="string">
            <text:p>G</text:p>
          </table:table-cell>
          <table:table-cell table:style-name="ce8" office:value-type="float" office:value="61" calcext:value-type="float">
            <text:p>61</text:p>
          </table:table-cell>
          <table:table-cell office:value-type="string" calcext:value-type="string">
            <text:p>mA / V</text:p>
          </table:table-cell>
          <table:table-cell/>
          <table:table-cell table:style-name="ce7" office:value-type="string" calcext:value-type="string">
            <text:p>G</text:p>
          </table:table-cell>
          <table:table-cell table:style-name="ce8" office:value-type="float" office:value="107" calcext:value-type="float">
            <text:p>107</text:p>
          </table:table-cell>
          <table:table-cell office:value-type="string" calcext:value-type="string">
            <text:p>mA / V</text:p>
          </table:table-cell>
        </table:table-row>
        <table:table-row table:style-name="ro1">
          <table:table-cell office:value-type="float" office:value="0.653" calcext:value-type="float">
            <text:p>0.65</text:p>
          </table:table-cell>
          <table:table-cell office:value-type="float" office:value="40" calcext:value-type="float">
            <text:p>40.00</text:p>
          </table:table-cell>
          <table:table-cell table:formula="of:=[.A4]*[.B4]" office:value-type="float" office:value="26.12" calcext:value-type="float">
            <text:p>26.12</text:p>
          </table:table-cell>
          <table:table-cell table:formula="of:=[.$A4]*[.$H$3]+[.$H$2]" office:value-type="float" office:value="39.833" calcext:value-type="float">
            <text:p>39.83</text:p>
          </table:table-cell>
          <table:table-cell table:formula="of:=[.$A4]*[.$L$3]+[.$L$2]" office:value-type="float" office:value="69.871" calcext:value-type="float">
            <text:p>69.87</text:p>
          </table:table-cell>
          <table:table-cell/>
          <table:table-cell table:style-name="ce7"/>
          <table:table-cell table:number-columns-repeated="3"/>
          <table:table-cell table:style-name="ce7"/>
          <table:table-cell table:number-columns-repeated="2"/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68.6" calcext:value-type="float">
            <text:p>68.60</text:p>
          </table:table-cell>
          <table:table-cell table:formula="of:=[.A5]*[.B5]" office:value-type="float" office:value="76.832" calcext:value-type="float">
            <text:p>76.83</text:p>
          </table:table-cell>
          <table:table-cell table:formula="of:=[.$A5]*[.$H$3]+[.$H$2]" office:value-type="float" office:value="68.32" calcext:value-type="float">
            <text:p>68.32</text:p>
          </table:table-cell>
          <table:table-cell table:formula="of:=[.$A5]*[.$L$3]+[.$L$2]" office:value-type="float" office:value="119.84" calcext:value-type="float">
            <text:p>119.84</text:p>
          </table:table-cell>
          <table:table-cell/>
          <table:table-cell table:style-name="ce7" office:value-type="string" calcext:value-type="string">
            <text:p>R</text:p>
          </table:table-cell>
          <table:table-cell table:style-name="ce9" table:formula="of:=1/[.H3]*1000" office:value-type="float" office:value="16.3934426229508" calcext:value-type="float">
            <text:p>16.39</text:p>
          </table:table-cell>
          <table:table-cell office:value-type="string" calcext:value-type="string">
            <text:p>Ohms</text:p>
          </table:table-cell>
          <table:table-cell/>
          <table:table-cell table:style-name="ce7" office:value-type="string" calcext:value-type="string">
            <text:p>R</text:p>
          </table:table-cell>
          <table:table-cell table:style-name="ce9" table:formula="of:=1/[.L3]*1000" office:value-type="float" office:value="9.34579439252337" calcext:value-type="float">
            <text:p>9.35</text:p>
          </table:table-cell>
          <table:table-cell office:value-type="string" calcext:value-type="string">
            <text:p>Ohms</text:p>
          </table:table-cell>
        </table:table-row>
        <table:table-row table:style-name="ro1">
          <table:table-cell office:value-type="float" office:value="1.508" calcext:value-type="float">
            <text:p>1.51</text:p>
          </table:table-cell>
          <table:table-cell office:value-type="float" office:value="92.3" calcext:value-type="float">
            <text:p>92.30</text:p>
          </table:table-cell>
          <table:table-cell table:formula="of:=[.A6]*[.B6]" office:value-type="float" office:value="139.1884" calcext:value-type="float">
            <text:p>139.19</text:p>
          </table:table-cell>
          <table:table-cell table:formula="of:=[.$A6]*[.$H$3]+[.$H$2]" office:value-type="float" office:value="91.988" calcext:value-type="float">
            <text:p>91.99</text:p>
          </table:table-cell>
          <table:table-cell table:formula="of:=[.$A6]*[.$L$3]+[.$L$2]" office:value-type="float" office:value="161.356" calcext:value-type="float">
            <text:p>161.36</text:p>
          </table:table-cell>
          <table:table-cell table:number-columns-repeated="8"/>
        </table:table-row>
        <table:table-row table:style-name="ro1">
          <table:table-cell office:value-type="float" office:value="1.842" calcext:value-type="float">
            <text:p>1.84</text:p>
          </table:table-cell>
          <table:table-cell office:value-type="float" office:value="112.7" calcext:value-type="float">
            <text:p>112.70</text:p>
          </table:table-cell>
          <table:table-cell table:formula="of:=[.A7]*[.B7]" office:value-type="float" office:value="207.5934" calcext:value-type="float">
            <text:p>207.59</text:p>
          </table:table-cell>
          <table:table-cell table:formula="of:=[.$A7]*[.$H$3]+[.$H$2]" office:value-type="float" office:value="112.362" calcext:value-type="float">
            <text:p>112.36</text:p>
          </table:table-cell>
          <table:table-cell table:formula="of:=[.$A7]*[.$L$3]+[.$L$2]" office:value-type="float" office:value="197.094" calcext:value-type="float">
            <text:p>197.09</text:p>
          </table:table-cell>
          <table:table-cell table:number-columns-repeated="8"/>
        </table:table-row>
        <table:table-row table:style-name="ro1">
          <table:table-cell office:value-type="float" office:value="2.079" calcext:value-type="float">
            <text:p>2.08</text:p>
          </table:table-cell>
          <table:table-cell office:value-type="float" office:value="127.1" calcext:value-type="float">
            <text:p>127.10</text:p>
          </table:table-cell>
          <table:table-cell table:formula="of:=[.A8]*[.B8]" office:value-type="float" office:value="264.2409" calcext:value-type="float">
            <text:p>264.24</text:p>
          </table:table-cell>
          <table:table-cell table:formula="of:=[.$A8]*[.$H$3]+[.$H$2]" office:value-type="float" office:value="126.819" calcext:value-type="float">
            <text:p>126.82</text:p>
          </table:table-cell>
          <table:table-cell table:formula="of:=[.$A8]*[.$L$3]+[.$L$2]" office:value-type="float" office:value="222.453" calcext:value-type="float">
            <text:p>222.45</text:p>
          </table:table-cell>
          <table:table-cell table:number-columns-repeated="8"/>
        </table:table-row>
        <table:table-row table:style-name="ro1">
          <table:table-cell office:value-type="float" office:value="2.33" calcext:value-type="float">
            <text:p>2.33</text:p>
          </table:table-cell>
          <table:table-cell office:value-type="float" office:value="142.3" calcext:value-type="float">
            <text:p>142.30</text:p>
          </table:table-cell>
          <table:table-cell table:formula="of:=[.A9]*[.B9]" office:value-type="float" office:value="331.559" calcext:value-type="float">
            <text:p>331.56</text:p>
          </table:table-cell>
          <table:table-cell table:formula="of:=[.$A9]*[.$H$3]+[.$H$2]" office:value-type="float" office:value="142.13" calcext:value-type="float">
            <text:p>142.13</text:p>
          </table:table-cell>
          <table:table-cell table:formula="of:=[.$A9]*[.$L$3]+[.$L$2]" office:value-type="float" office:value="249.31" calcext:value-type="float">
            <text:p>249.31</text:p>
          </table:table-cell>
          <table:table-cell table:number-columns-repeated="8"/>
        </table:table-row>
        <table:table-row table:style-name="ro1">
          <table:table-cell office:value-type="float" office:value="2.74" calcext:value-type="float">
            <text:p>2.74</text:p>
          </table:table-cell>
          <table:table-cell office:value-type="float" office:value="166.7" calcext:value-type="float">
            <text:p>166.70</text:p>
          </table:table-cell>
          <table:table-cell table:formula="of:=[.A10]*[.B10]" office:value-type="float" office:value="456.758" calcext:value-type="float">
            <text:p>456.76</text:p>
          </table:table-cell>
          <table:table-cell table:formula="of:=[.$A10]*[.$H$3]+[.$H$2]" office:value-type="float" office:value="167.14" calcext:value-type="float">
            <text:p>167.14</text:p>
          </table:table-cell>
          <table:table-cell table:formula="of:=[.$A10]*[.$L$3]+[.$L$2]" office:value-type="float" office:value="293.18" calcext:value-type="float">
            <text:p>293.18</text:p>
          </table:table-cell>
          <table:table-cell table:number-columns-repeated="8"/>
        </table:table-row>
        <table:table-row table:style-name="ro1">
          <table:table-cell office:value-type="float" office:value="3.08" calcext:value-type="float">
            <text:p>3.08</text:p>
          </table:table-cell>
          <table:table-cell office:value-type="float" office:value="187.4" calcext:value-type="float">
            <text:p>187.40</text:p>
          </table:table-cell>
          <table:table-cell table:formula="of:=[.A11]*[.B11]" office:value-type="float" office:value="577.192" calcext:value-type="float">
            <text:p>577.19</text:p>
          </table:table-cell>
          <table:table-cell table:formula="of:=[.$A11]*[.$H$3]+[.$H$2]" office:value-type="float" office:value="187.88" calcext:value-type="float">
            <text:p>187.88</text:p>
          </table:table-cell>
          <table:table-cell table:formula="of:=[.$A11]*[.$L$3]+[.$L$2]" office:value-type="float" office:value="329.56" calcext:value-type="float">
            <text:p>329.56</text:p>
          </table:table-cell>
          <table:table-cell table:number-columns-repeated="8"/>
        </table:table-row>
        <table:table-row table:style-name="ro1">
          <table:table-cell office:value-type="float" office:value="3.57" calcext:value-type="float">
            <text:p>3.57</text:p>
          </table:table-cell>
          <table:table-cell office:value-type="float" office:value="380" calcext:value-type="float">
            <text:p>380.00</text:p>
          </table:table-cell>
          <table:table-cell table:formula="of:=[.A12]*[.B12]" office:value-type="float" office:value="1356.6" calcext:value-type="float">
            <text:p>1356.60</text:p>
          </table:table-cell>
          <table:table-cell table:formula="of:=[.$A12]*[.$H$3]+[.$H$2]" office:value-type="float" office:value="217.77" calcext:value-type="float">
            <text:p>217.77</text:p>
          </table:table-cell>
          <table:table-cell table:formula="of:=[.$A12]*[.$L$3]+[.$L$2]" office:value-type="float" office:value="381.99" calcext:value-type="float">
            <text:p>381.99</text:p>
          </table:table-cell>
          <table:table-cell table:number-columns-repeated="8"/>
        </table:table-row>
        <table:table-row table:style-name="ro1">
          <table:table-cell office:value-type="float" office:value="3.83" calcext:value-type="float">
            <text:p>3.83</text:p>
          </table:table-cell>
          <table:table-cell office:value-type="float" office:value="413" calcext:value-type="float">
            <text:p>413.00</text:p>
          </table:table-cell>
          <table:table-cell table:formula="of:=[.A13]*[.B13]" office:value-type="float" office:value="1581.79" calcext:value-type="float">
            <text:p>1581.79</text:p>
          </table:table-cell>
          <table:table-cell table:formula="of:=[.$A13]*[.$H$3]+[.$H$2]" office:value-type="float" office:value="233.63" calcext:value-type="float">
            <text:p>233.63</text:p>
          </table:table-cell>
          <table:table-cell table:formula="of:=[.$A13]*[.$L$3]+[.$L$2]" office:value-type="float" office:value="409.81" calcext:value-type="float">
            <text:p>409.81</text:p>
          </table:table-cell>
          <table:table-cell table:number-columns-repeated="8"/>
        </table:table-row>
        <table:table-row table:style-name="ro1">
          <table:table-cell office:value-type="float" office:value="4.15" calcext:value-type="float">
            <text:p>4.15</text:p>
          </table:table-cell>
          <table:table-cell office:value-type="float" office:value="443" calcext:value-type="float">
            <text:p>443.00</text:p>
          </table:table-cell>
          <table:table-cell table:formula="of:=[.A14]*[.B14]" office:value-type="float" office:value="1838.45" calcext:value-type="float">
            <text:p>1838.45</text:p>
          </table:table-cell>
          <table:table-cell table:formula="of:=[.$A14]*[.$H$3]+[.$H$2]" office:value-type="float" office:value="253.15" calcext:value-type="float">
            <text:p>253.15</text:p>
          </table:table-cell>
          <table:table-cell table:formula="of:=[.$A14]*[.$L$3]+[.$L$2]" office:value-type="float" office:value="444.05" calcext:value-type="float">
            <text:p>444.05</text:p>
          </table:table-cell>
          <table:table-cell table:number-columns-repeated="8"/>
        </table:table-row>
        <table:table-row table:style-name="ro1">
          <table:table-cell office:value-type="float" office:value="4.43" calcext:value-type="float">
            <text:p>4.43</text:p>
          </table:table-cell>
          <table:table-cell office:value-type="float" office:value="473" calcext:value-type="float">
            <text:p>473.00</text:p>
          </table:table-cell>
          <table:table-cell table:formula="of:=[.A15]*[.B15]" office:value-type="float" office:value="2095.39" calcext:value-type="float">
            <text:p>2095.39</text:p>
          </table:table-cell>
          <table:table-cell table:formula="of:=[.$A15]*[.$H$3]+[.$H$2]" office:value-type="float" office:value="270.23" calcext:value-type="float">
            <text:p>270.23</text:p>
          </table:table-cell>
          <table:table-cell table:formula="of:=[.$A15]*[.$L$3]+[.$L$2]" office:value-type="float" office:value="474.01" calcext:value-type="float">
            <text:p>474.01</text:p>
          </table:table-cell>
          <table:table-cell table:number-columns-repeated="8"/>
        </table:table-row>
        <table:table-row table:style-name="ro1">
          <table:table-cell office:value-type="float" office:value="5.07" calcext:value-type="float">
            <text:p>5.07</text:p>
          </table:table-cell>
          <table:table-cell office:value-type="float" office:value="353" calcext:value-type="float">
            <text:p>353.00</text:p>
          </table:table-cell>
          <table:table-cell table:formula="of:=[.A16]*[.B16]" office:value-type="float" office:value="1789.71" calcext:value-type="float">
            <text:p>1789.71</text:p>
          </table:table-cell>
          <table:table-cell table:formula="of:=[.$A16]*[.$H$3]+[.$H$2]" office:value-type="float" office:value="309.27" calcext:value-type="float">
            <text:p>309.27</text:p>
          </table:table-cell>
          <table:table-cell table:formula="of:=[.$A16]*[.$L$3]+[.$L$2]" office:value-type="float" office:value="542.49" calcext:value-type="float">
            <text:p>542.49</text:p>
          </table:table-cell>
          <table:table-cell table:number-columns-repeated="8"/>
        </table:table-row>
        <table:table-row table:style-name="ro1">
          <table:table-cell office:value-type="float" office:value="6.06" calcext:value-type="float">
            <text:p>6.06</text:p>
          </table:table-cell>
          <table:table-cell office:value-type="float" office:value="335" calcext:value-type="float">
            <text:p>335.00</text:p>
          </table:table-cell>
          <table:table-cell table:formula="of:=[.A17]*[.B17]" office:value-type="float" office:value="2030.1" calcext:value-type="float">
            <text:p>2030.10</text:p>
          </table:table-cell>
          <table:table-cell table:formula="of:=[.$A17]*[.$H$3]+[.$H$2]" office:value-type="float" office:value="369.66" calcext:value-type="float">
            <text:p>369.66</text:p>
          </table:table-cell>
          <table:table-cell table:formula="of:=[.$A17]*[.$L$3]+[.$L$2]" office:value-type="float" office:value="648.42" calcext:value-type="float">
            <text:p>648.42</text:p>
          </table:table-cell>
          <table:table-cell table:number-columns-repeated="8"/>
        </table:table-row>
        <table:table-row table:style-name="ro1">
          <table:table-cell office:value-type="float" office:value="7.9" calcext:value-type="float">
            <text:p>7.90</text:p>
          </table:table-cell>
          <table:table-cell office:value-type="float" office:value="0" calcext:value-type="float">
            <text:p>0.00</text:p>
          </table:table-cell>
          <table:table-cell table:formula="of:=[.A18]*[.B18]" office:value-type="float" office:value="0" calcext:value-type="float">
            <text:p>0.00</text:p>
          </table:table-cell>
          <table:table-cell table:formula="of:=[.$A18]*[.$H$3]+[.$H$2]" office:value-type="float" office:value="481.9" calcext:value-type="float">
            <text:p>481.90</text:p>
          </table:table-cell>
          <table:table-cell table:formula="of:=[.$A18]*[.$L$3]+[.$L$2]" office:value-type="float" office:value="845.3" calcext:value-type="float">
            <text:p>845.30</text:p>
          </table:table-cell>
          <table:table-cell table:number-columns-repeated="8"/>
        </table:table-row>
        <table:table-row table:style-name="ro1" table:number-rows-repeated="1048557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P0" style:volatile="true">
      <number:number number:decimal-places="0" number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01">
      <number:text>-</number:text>
      <number:number number:decimal-places="0" number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01P0"/>
    </number:currency-style>
    <number:currency-style style:name="N102P0" style:volatile="true">
      <number:number number:decimal-places="2" number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02">
      <number:text>-</number:text>
      <number:number number:decimal-places="2" number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02P0"/>
    </number:currency-style>
    <number:currency-style style:name="N103P0" style:volatile="true">
      <number:number number:decimal-places="0" number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0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03P0"/>
    </number:currency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04P0"/>
    </number:currency-style>
    <number:currency-style style:name="N105P0" style:volatile="true">
      <number:number number:decimal-places="2" number:min-decimal-places="0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05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05P0"/>
    </number:currency-style>
    <number:number-style style:name="N106">
      <number:scientific-number number:decimal-places="2" number:min-decimal-places="2" number:min-integer-digits="1" number:min-exponent-digits="2" number:exponent-interval="3" number:forced-exponent-sign="true"/>
    </number:number-style>
    <number:percentage-style style:name="N110">
      <number:number number:decimal-places="2" number:min-decimal-places="2" number:min-integer-digits="1"/>
      <number:text>%</number:text>
    </number:percentage-style>
    <number:number-style style:name="N130">
      <number:number number:decimal-places="1" number:min-decimal-places="1" number:min-integer-digits="1"/>
    </number:number-style>
    <number:number-style style:name="N131">
      <number:number number:decimal-places="12" number:min-decimal-places="12" number:min-integer-digits="1"/>
    </number:number-style>
    <number:number-style style:name="N132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06T14:10:20.225000000</meta:creation-date>
    <dc:date>2022-10-13T22:50:08.564000000</dc:date>
    <meta:editing-duration>PT2H40M28S</meta:editing-duration>
    <meta:editing-cycles>23</meta:editing-cycles>
    <meta:generator>LibreOffice/7.4.0.3$Windows_X86_64 LibreOffice_project/f85e47c08ddd19c015c0114a68350214f7066f5a</meta:generator>
    <meta:document-statistic meta:table-count="2" meta:cell-count="202" meta:object-count="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chart:regression-name="linear model" chart:regression-max-degree="2" chart:regression-force-intercept="true" chart:regression-intercept-value="0" chart:regression-period="2" loext:regression-extrapolate-forward="0" loext:regression-extrapolate-backward="0" chart:regression-type="linear"/>
      <style:graphic-properties svg:stroke-width="0.1cm" svg:stroke-color="#ff4000"/>
    </style:style>
    <style:style style:name="ch13" style:family="chart" style:data-style-name="N2">
      <style:chart-properties loext:regression-x-name="V" loext:regression-y-name="I(V)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821cm" svg:height="10.189cm" xlink:href=".." xlink:type="simple" chart:class="chart:scatter" chart:style-name="ch1">
        <chart:title svg:x="3.612cm" svg:y="0.339cm" chart:style-name="ch2">
          <text:p>V-I-Characteristics of a Resistor</text:p>
        </chart:title>
        <chart:legend chart:legend-position="end" svg:x="8.222cm" svg:y="5.926cm" style:legend-expansion="custom" svg:width="1.712cm" svg:height="0.676cm" style:legend-expansion-aspect-ratio="2.53254437869823" chart:style-name="ch3"/>
        <chart:plot-area chart:style-name="ch4" table:cell-range-address="'R =10 kOhm'.B2:'R =10 kOhm'.C23 'R =10 kOhm'.C1:'R =10 kOhm'.C1" chart:data-source-has-labels="row" svg:x="1.014cm" svg:y="1.467cm" svg:width="11.987cm" svg:height="7.321cm">
          <chart:coordinate-region svg:x="2.006cm" svg:y="1.666cm" svg:width="10.808cm" svg:height="6.475cm"/>
          <chart:axis chart:dimension="x" chart:name="primary-x" chart:style-name="ch5">
            <chart:title svg:x="5.177cm" svg:y="9.077cm" chart:style-name="ch6">
              <text:p>Voltage V in V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178cm" svg:y="6.216cm" chart:style-name="ch10">
              <text:p>Current I in uA</text:p>
            </chart:title>
            <chart:grid chart:style-name="ch7" chart:class="major"/>
            <chart:grid chart:style-name="ch8" chart:class="minor"/>
          </chart:axis>
          <chart:series chart:style-name="ch11" chart:values-cell-range-address="'R =10 kOhm'.C2:'R =10 kOhm'.C23" chart:label-cell-address="'R =10 kOhm'.C1:'R =10 kOhm'.C1" chart:class="chart:scatter">
            <chart:domain table:cell-range-address="'R =10 kOhm'.B2:'R =10 kOhm'.B23"/>
            <chart:regression-curve chart:style-name="ch12">
              <chart:equation chart:display-equation="true" chart:display-r-square="false" chart:style-name="ch13"/>
            </chart:regression-curve>
            <chart:data-point chart:repeated="2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I / uA</text:p>
                <draw:g>
                  <svg:desc>'R =10 kOhm'.C1:'R =10 kOhm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R =10 kOhm'.B2:'R =10 kOhm'.B23</svg:desc>
                </draw:g>
              </table:table-cell>
              <table:table-cell office:value-type="float" office:value="0">
                <text:p>0</text:p>
                <draw:g>
                  <svg:desc>'R =10 kOhm'.C2:'R =10 kOhm'.C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41">
                <text:p>0.341</text:p>
              </table:table-cell>
              <table:table-cell office:value-type="float" office:value="34.1">
                <text:p>34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29">
                <text:p>0.629</text:p>
              </table:table-cell>
              <table:table-cell office:value-type="float" office:value="62.9">
                <text:p>62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99">
                <text:p>0.99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77">
                <text:p>1.577</text:p>
              </table:table-cell>
              <table:table-cell office:value-type="float" office:value="157.8">
                <text:p>157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62">
                <text:p>2.062</text:p>
              </table:table-cell>
              <table:table-cell office:value-type="float" office:value="206.3">
                <text:p>206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47">
                <text:p>2.47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06">
                <text:p>3.0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55">
                <text:p>3.55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02">
                <text:p>4.02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53">
                <text:p>4.53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04">
                <text:p>5.04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5">
                <text:p>5.5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01">
                <text:p>6.01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56">
                <text:p>6.56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99">
                <text:p>6.99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58">
                <text:p>7.58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98">
                <text:p>7.98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48">
                <text:p>8.48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01">
                <text:p>9.01</text:p>
              </table:table-cell>
              <table:table-cell office:value-type="float" office:value="902">
                <text:p>9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.53">
                <text:p>9.53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">
                <text:p>10</text:p>
              </table:table-cell>
              <table:table-cell office:value-type="float" office:value="1001">
                <text:p>10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0.3$Windows_X86_64 LibreOffice_project/f85e47c08ddd19c015c0114a68350214f7066f5a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845cm" svg:height="7.791cm" xlink:href=".." xlink:type="simple" chart:class="chart:scatter" chart:style-name="ch1">
        <chart:legend chart:legend-position="end" svg:x="11.443cm" svg:y="3.596cm" style:legend-expansion="high" chart:style-name="ch2"/>
        <chart:plot-area chart:style-name="ch3" table:cell-range-address="'R =10 kOhm'.B2:'R =10 kOhm'.B23 'R =10 kOhm'.D1:'R =10 kOhm'.D23" chart:data-source-has-labels="row" svg:x="0.276cm" svg:y="0.155cm" svg:width="10.891cm" svg:height="7.481cm">
          <chart:coordinate-region svg:x="1.453cm" svg:y="0.355cm" svg:width="9.527cm" svg:height="6.63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R =10 kOhm'.D2:'R =10 kOhm'.D23" chart:label-cell-address="'R =10 kOhm'.D1:'R =10 kOhm'.D1" chart:class="chart:scatter">
            <chart:domain table:cell-range-address="'R =10 kOhm'.B2:'R =10 kOhm'.B23"/>
            <chart:data-point chart:repeated="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 / uW</text:p>
                <draw:g>
                  <svg:desc>'R =10 kOhm'.D1:'R =10 kOhm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R =10 kOhm'.B2:'R =10 kOhm'.B23</svg:desc>
                </draw:g>
              </table:table-cell>
              <table:table-cell office:value-type="float" office:value="0">
                <text:p>0</text:p>
                <draw:g>
                  <svg:desc>'R =10 kOhm'.D2:'R =10 kOhm'.D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41">
                <text:p>0.341</text:p>
              </table:table-cell>
              <table:table-cell office:value-type="float" office:value="11.6281">
                <text:p>11.62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29">
                <text:p>0.629</text:p>
              </table:table-cell>
              <table:table-cell office:value-type="float" office:value="39.5641">
                <text:p>39.56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99">
                <text:p>0.999</text:p>
              </table:table-cell>
              <table:table-cell office:value-type="float" office:value="99.8001">
                <text:p>99.8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77">
                <text:p>1.577</text:p>
              </table:table-cell>
              <table:table-cell office:value-type="float" office:value="248.8506">
                <text:p>248.85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62">
                <text:p>2.062</text:p>
              </table:table-cell>
              <table:table-cell office:value-type="float" office:value="425.3906">
                <text:p>425.39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47">
                <text:p>2.47</text:p>
              </table:table-cell>
              <table:table-cell office:value-type="float" office:value="607.62">
                <text:p>607.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06">
                <text:p>3.06</text:p>
              </table:table-cell>
              <table:table-cell office:value-type="float" office:value="936.36">
                <text:p>936.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55">
                <text:p>3.55</text:p>
              </table:table-cell>
              <table:table-cell office:value-type="float" office:value="1260.25">
                <text:p>1260.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02">
                <text:p>4.02</text:p>
              </table:table-cell>
              <table:table-cell office:value-type="float" office:value="1612.02">
                <text:p>1612.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53">
                <text:p>4.53</text:p>
              </table:table-cell>
              <table:table-cell office:value-type="float" office:value="2052.09">
                <text:p>2052.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04">
                <text:p>5.04</text:p>
              </table:table-cell>
              <table:table-cell office:value-type="float" office:value="2540.16">
                <text:p>2540.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5">
                <text:p>5.5</text:p>
              </table:table-cell>
              <table:table-cell office:value-type="float" office:value="3025">
                <text:p>30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01">
                <text:p>6.01</text:p>
              </table:table-cell>
              <table:table-cell office:value-type="float" office:value="3612.01">
                <text:p>3612.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56">
                <text:p>6.56</text:p>
              </table:table-cell>
              <table:table-cell office:value-type="float" office:value="4303.36">
                <text:p>4303.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99">
                <text:p>6.99</text:p>
              </table:table-cell>
              <table:table-cell office:value-type="float" office:value="4886.01">
                <text:p>4886.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58">
                <text:p>7.58</text:p>
              </table:table-cell>
              <table:table-cell office:value-type="float" office:value="5745.64">
                <text:p>5745.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98">
                <text:p>7.98</text:p>
              </table:table-cell>
              <table:table-cell office:value-type="float" office:value="6376.02">
                <text:p>6376.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48">
                <text:p>8.48</text:p>
              </table:table-cell>
              <table:table-cell office:value-type="float" office:value="7199.52">
                <text:p>7199.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01">
                <text:p>9.01</text:p>
              </table:table-cell>
              <table:table-cell office:value-type="float" office:value="8127.02">
                <text:p>8127.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.53">
                <text:p>9.53</text:p>
              </table:table-cell>
              <table:table-cell office:value-type="float" office:value="9091.62">
                <text:p>9091.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">
                <text:p>10</text:p>
              </table:table-cell>
              <table:table-cell office:value-type="float" office:value="10010">
                <text:p>1001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0.3$Windows_X86_64 LibreOffice_project/f85e47c08ddd19c015c0114a68350214f7066f5a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4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1cm" svg:height="9.935cm" xlink:href=".." xlink:type="simple" chart:class="chart:scatter" chart:style-name="ch1">
        <chart:legend chart:legend-position="end" svg:x="12.233cm" svg:y="4.17cm" style:legend-expansion="high" chart:style-name="ch2"/>
        <chart:plot-area chart:style-name="ch3" table:cell-range-address="'R = 10 Ohm'.A1:'R = 10 Ohm'.B30 'R = 10 Ohm'.D1:'R = 10 Ohm'.E30" chart:data-source-has-labels="row" svg:x="0.32cm" svg:y="0.198cm" svg:width="11.593cm" svg:height="9.539cm">
          <chart:coordinate-region svg:x="1.603cm" svg:y="0.397cm" svg:width="9.978cm" svg:height="8.6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R = 10 Ohm'.B2:'R = 10 Ohm'.B30" chart:label-cell-address="'R = 10 Ohm'.B1:'R = 10 Ohm'.B1" chart:class="chart:scatter">
            <chart:domain table:cell-range-address="'R = 10 Ohm'.A2:'R = 10 Ohm'.A30"/>
            <chart:data-point chart:repeated="29"/>
          </chart:series>
          <chart:series chart:style-name="ch8" chart:values-cell-range-address="'R = 10 Ohm'.D1:'R = 10 Ohm'.D30" chart:label-cell-address="'R = 10 Ohm'.D1:'R = 10 Ohm'.D1" chart:class="chart:scatter">
            <chart:domain table:cell-range-address="'R = 10 Ohm'.A1:'R = 10 Ohm'.A30"/>
            <chart:data-point chart:repeated="30"/>
          </chart:series>
          <chart:series chart:style-name="ch9" chart:values-cell-range-address="'R = 10 Ohm'.E1:'R = 10 Ohm'.E30" chart:label-cell-address="'R = 10 Ohm'.E1:'R = 10 Ohm'.E1" chart:class="chart:scatter">
            <chart:domain table:cell-range-address="'R = 10 Ohm'.A1:'R = 10 Ohm'.A30"/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 / mA</text:p>
                <draw:g>
                  <svg:desc>'R = 10 Ohm'.B1:'R = 10 Ohm'.B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I_model_1 / mA</text:p>
                <draw:g>
                  <svg:desc>'R = 10 Ohm'.D1:'R = 10 Ohm'.D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t_model_2 / mA</text:p>
                <draw:g>
                  <svg:desc>'R = 10 Ohm'.E1:'R = 10 Ohm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R = 10 Ohm'.A2:'R = 10 Ohm'.A30</svg:desc>
                </draw:g>
              </table:table-cell>
              <table:table-cell office:value-type="float" office:value="0">
                <text:p>0</text:p>
                <draw:g>
                  <svg:desc>'R = 10 Ohm'.B2:'R = 10 Ohm'.B30</svg:desc>
                </draw:g>
              </table:table-cell>
              <table:table-cell office:value-type="float" office:value="NaN">
                <text:p>NaN</text:p>
                <draw:g>
                  <svg:desc>'R = 10 Ohm'.A1:'R = 10 Ohm'.A30</svg:desc>
                </draw:g>
              </table:table-cell>
              <table:table-cell office:value-type="float" office:value="NaN">
                <text:p>NaN</text:p>
                <draw:g>
                  <svg:desc>'R = 10 Ohm'.D1:'R = 10 Ohm'.D30</svg:desc>
                </draw:g>
              </table:table-cell>
              <table:table-cell office:value-type="float" office:value="NaN">
                <text:p>NaN</text:p>
                <draw:g>
                  <svg:desc>'R = 10 Ohm'.A1:'R = 10 Ohm'.A30</svg:desc>
                </draw:g>
              </table:table-cell>
              <table:table-cell office:value-type="float" office:value="NaN">
                <text:p>NaN</text:p>
                <draw:g>
                  <svg:desc>'R = 10 Ohm'.E1:'R = 10 Ohm'.E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8">
                <text:p>0.328</text:p>
              </table:table-cell>
              <table:table-cell office:value-type="float" office:value="20.13">
                <text:p>20.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53">
                <text:p>0.653</text:p>
              </table:table-cell>
              <table:table-cell office:value-type="float" office:value="40">
                <text:p>40</text:p>
              </table:table-cell>
              <table:table-cell office:value-type="float" office:value="0.328">
                <text:p>0.328</text:p>
              </table:table-cell>
              <table:table-cell office:value-type="float" office:value="20.008">
                <text:p>20.008</text:p>
              </table:table-cell>
              <table:table-cell office:value-type="float" office:value="0.328">
                <text:p>0.328</text:p>
              </table:table-cell>
              <table:table-cell office:value-type="float" office:value="35.096">
                <text:p>35.0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2">
                <text:p>1.12</text:p>
              </table:table-cell>
              <table:table-cell office:value-type="float" office:value="68.6">
                <text:p>68.6</text:p>
              </table:table-cell>
              <table:table-cell office:value-type="float" office:value="0.653">
                <text:p>0.653</text:p>
              </table:table-cell>
              <table:table-cell office:value-type="float" office:value="39.833">
                <text:p>39.833</text:p>
              </table:table-cell>
              <table:table-cell office:value-type="float" office:value="0.653">
                <text:p>0.653</text:p>
              </table:table-cell>
              <table:table-cell office:value-type="float" office:value="69.871">
                <text:p>69.8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08">
                <text:p>1.508</text:p>
              </table:table-cell>
              <table:table-cell office:value-type="float" office:value="92.3">
                <text:p>92.3</text:p>
              </table:table-cell>
              <table:table-cell office:value-type="float" office:value="1.12">
                <text:p>1.12</text:p>
              </table:table-cell>
              <table:table-cell office:value-type="float" office:value="68.32">
                <text:p>68.32</text:p>
              </table:table-cell>
              <table:table-cell office:value-type="float" office:value="1.12">
                <text:p>1.12</text:p>
              </table:table-cell>
              <table:table-cell office:value-type="float" office:value="119.84">
                <text:p>119.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842">
                <text:p>1.842</text:p>
              </table:table-cell>
              <table:table-cell office:value-type="float" office:value="112.7">
                <text:p>112.7</text:p>
              </table:table-cell>
              <table:table-cell office:value-type="float" office:value="1.508">
                <text:p>1.508</text:p>
              </table:table-cell>
              <table:table-cell office:value-type="float" office:value="91.988">
                <text:p>91.988</text:p>
              </table:table-cell>
              <table:table-cell office:value-type="float" office:value="1.508">
                <text:p>1.508</text:p>
              </table:table-cell>
              <table:table-cell office:value-type="float" office:value="161.356">
                <text:p>161.3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79">
                <text:p>2.079</text:p>
              </table:table-cell>
              <table:table-cell office:value-type="float" office:value="127.1">
                <text:p>127.1</text:p>
              </table:table-cell>
              <table:table-cell office:value-type="float" office:value="1.842">
                <text:p>1.842</text:p>
              </table:table-cell>
              <table:table-cell office:value-type="float" office:value="112.362">
                <text:p>112.362</text:p>
              </table:table-cell>
              <table:table-cell office:value-type="float" office:value="1.842">
                <text:p>1.842</text:p>
              </table:table-cell>
              <table:table-cell office:value-type="float" office:value="197.094">
                <text:p>197.0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33">
                <text:p>2.33</text:p>
              </table:table-cell>
              <table:table-cell office:value-type="float" office:value="142.3">
                <text:p>142.3</text:p>
              </table:table-cell>
              <table:table-cell office:value-type="float" office:value="2.079">
                <text:p>2.079</text:p>
              </table:table-cell>
              <table:table-cell office:value-type="float" office:value="126.819">
                <text:p>126.819</text:p>
              </table:table-cell>
              <table:table-cell office:value-type="float" office:value="2.079">
                <text:p>2.079</text:p>
              </table:table-cell>
              <table:table-cell office:value-type="float" office:value="222.453">
                <text:p>222.4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74">
                <text:p>2.74</text:p>
              </table:table-cell>
              <table:table-cell office:value-type="float" office:value="166.7">
                <text:p>166.7</text:p>
              </table:table-cell>
              <table:table-cell office:value-type="float" office:value="2.33">
                <text:p>2.33</text:p>
              </table:table-cell>
              <table:table-cell office:value-type="float" office:value="142.13">
                <text:p>142.13</text:p>
              </table:table-cell>
              <table:table-cell office:value-type="float" office:value="2.33">
                <text:p>2.33</text:p>
              </table:table-cell>
              <table:table-cell office:value-type="float" office:value="249.31">
                <text:p>249.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08">
                <text:p>3.08</text:p>
              </table:table-cell>
              <table:table-cell office:value-type="float" office:value="187.4">
                <text:p>187.4</text:p>
              </table:table-cell>
              <table:table-cell office:value-type="float" office:value="2.74">
                <text:p>2.74</text:p>
              </table:table-cell>
              <table:table-cell office:value-type="float" office:value="167.14">
                <text:p>167.14</text:p>
              </table:table-cell>
              <table:table-cell office:value-type="float" office:value="2.74">
                <text:p>2.74</text:p>
              </table:table-cell>
              <table:table-cell office:value-type="float" office:value="293.18">
                <text:p>293.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57">
                <text:p>3.57</text:p>
              </table:table-cell>
              <table:table-cell office:value-type="float" office:value="380">
                <text:p>380</text:p>
              </table:table-cell>
              <table:table-cell office:value-type="float" office:value="3.08">
                <text:p>3.08</text:p>
              </table:table-cell>
              <table:table-cell office:value-type="float" office:value="187.88">
                <text:p>187.88</text:p>
              </table:table-cell>
              <table:table-cell office:value-type="float" office:value="3.08">
                <text:p>3.08</text:p>
              </table:table-cell>
              <table:table-cell office:value-type="float" office:value="329.56">
                <text:p>329.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83">
                <text:p>3.83</text:p>
              </table:table-cell>
              <table:table-cell office:value-type="float" office:value="413">
                <text:p>413</text:p>
              </table:table-cell>
              <table:table-cell office:value-type="float" office:value="3.57">
                <text:p>3.57</text:p>
              </table:table-cell>
              <table:table-cell office:value-type="float" office:value="217.77">
                <text:p>217.77</text:p>
              </table:table-cell>
              <table:table-cell office:value-type="float" office:value="3.57">
                <text:p>3.57</text:p>
              </table:table-cell>
              <table:table-cell office:value-type="float" office:value="381.99">
                <text:p>381.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15">
                <text:p>4.15</text:p>
              </table:table-cell>
              <table:table-cell office:value-type="float" office:value="443">
                <text:p>443</text:p>
              </table:table-cell>
              <table:table-cell office:value-type="float" office:value="3.83">
                <text:p>3.83</text:p>
              </table:table-cell>
              <table:table-cell office:value-type="float" office:value="233.63">
                <text:p>233.63</text:p>
              </table:table-cell>
              <table:table-cell office:value-type="float" office:value="3.83">
                <text:p>3.83</text:p>
              </table:table-cell>
              <table:table-cell office:value-type="float" office:value="409.81">
                <text:p>409.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43">
                <text:p>4.43</text:p>
              </table:table-cell>
              <table:table-cell office:value-type="float" office:value="473">
                <text:p>473</text:p>
              </table:table-cell>
              <table:table-cell office:value-type="float" office:value="4.15">
                <text:p>4.15</text:p>
              </table:table-cell>
              <table:table-cell office:value-type="float" office:value="253.15">
                <text:p>253.15</text:p>
              </table:table-cell>
              <table:table-cell office:value-type="float" office:value="4.15">
                <text:p>4.15</text:p>
              </table:table-cell>
              <table:table-cell office:value-type="float" office:value="444.05">
                <text:p>444.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07">
                <text:p>5.07</text:p>
              </table:table-cell>
              <table:table-cell office:value-type="float" office:value="353">
                <text:p>353</text:p>
              </table:table-cell>
              <table:table-cell office:value-type="float" office:value="4.43">
                <text:p>4.43</text:p>
              </table:table-cell>
              <table:table-cell office:value-type="float" office:value="270.23">
                <text:p>270.23</text:p>
              </table:table-cell>
              <table:table-cell office:value-type="float" office:value="4.43">
                <text:p>4.43</text:p>
              </table:table-cell>
              <table:table-cell office:value-type="float" office:value="474.01">
                <text:p>474.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06">
                <text:p>6.06</text:p>
              </table:table-cell>
              <table:table-cell office:value-type="float" office:value="335">
                <text:p>335</text:p>
              </table:table-cell>
              <table:table-cell office:value-type="float" office:value="5.07">
                <text:p>5.07</text:p>
              </table:table-cell>
              <table:table-cell office:value-type="float" office:value="309.27">
                <text:p>309.27</text:p>
              </table:table-cell>
              <table:table-cell office:value-type="float" office:value="5.07">
                <text:p>5.07</text:p>
              </table:table-cell>
              <table:table-cell office:value-type="float" office:value="542.49">
                <text:p>542.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9">
                <text:p>7.9</text:p>
              </table:table-cell>
              <table:table-cell office:value-type="float" office:value="0">
                <text:p>0</text:p>
              </table:table-cell>
              <table:table-cell office:value-type="float" office:value="6.06">
                <text:p>6.06</text:p>
              </table:table-cell>
              <table:table-cell office:value-type="float" office:value="369.66">
                <text:p>369.66</text:p>
              </table:table-cell>
              <table:table-cell office:value-type="float" office:value="6.06">
                <text:p>6.06</text:p>
              </table:table-cell>
              <table:table-cell office:value-type="float" office:value="648.42">
                <text:p>648.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481.9">
                <text:p>481.9</text:p>
              </table:table-cell>
              <table:table-cell office:value-type="float" office:value="7.9">
                <text:p>7.9</text:p>
              </table:table-cell>
              <table:table-cell office:value-type="float" office:value="845.3">
                <text:p>845.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0.3$Windows_X86_64 LibreOffice_project/f85e47c08ddd19c015c0114a68350214f7066f5a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